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5.23pt" svg:x="157.63pt" svg:y="240.97pt">
            <draw:object draw:notify-on-update-of-ranges="Sheet1.A1:Sheet1.A1 Sheet1.A2:Sheet1.A5 Sheet1.B1:Sheet1.B1 Sheet1.B2:Sheet1.B5 Sheet1.B2:Sheet1.E2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70.85pt" svg:y="152.67pt">
            <draw:object draw:notify-on-update-of-ranges="Sheet1.A7:Sheet1.A10 Sheet1.B7:Sheet1.B10 Sheet1.C7:Sheet1.C10 Sheet1.D7:Sheet1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<text:s/>parallel</text:p>
          </table:table-cell>
          <table:table-cell office:value-type="string" calcext:value-type="string">
            <text:p>concurr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53.014" calcext:value-type="float">
            <text:p>53.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008" calcext:value-type="float">
            <text:p>28.008</text:p>
          </table:table-cell>
          <table:table-cell office:value-type="float" office:value="28.779" calcext:value-type="float">
            <text:p>28.7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925" calcext:value-type="float">
            <text:p>22.925</text:p>
          </table:table-cell>
          <table:table-cell office:value-type="float" office:value="23.613" calcext:value-type="float">
            <text:p>23.6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987" calcext:value-type="float">
            <text:p>20.987</text:p>
          </table:table-cell>
          <table:table-cell office:value-type="float" office:value="23.203" calcext:value-type="float">
            <text:p>23.20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/[.B3]" office:value-type="float" office:value="1.89281633818909" calcext:value-type="float">
            <text:p>1.89281633818909</text:p>
          </table:table-cell>
          <table:table-cell table:formula="of:=[.C2]/[.C3]" office:value-type="float" office:value="1.84210709197679" calcext:value-type="float">
            <text:p>1.842107091976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/[.B4]" office:value-type="float" office:value="2.31249727371865" calcext:value-type="float">
            <text:p>2.31249727371865</text:p>
          </table:table-cell>
          <table:table-cell table:formula="of:=[.C2]/[.C4]" office:value-type="float" office:value="2.24511921399229" calcext:value-type="float">
            <text:p>2.245119213992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/[.B5]" office:value-type="float" office:value="2.52603992948015" calcext:value-type="float">
            <text:p>2.52603992948015</text:p>
          </table:table-cell>
          <table:table-cell table:formula="of:=[.C2]/[.C5]" office:value-type="float" office:value="2.28479075981554" calcext:value-type="float">
            <text:p>2.28479075981554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01:39:48.138767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2:40:31.861610494</meta:creation-date>
    <dc:date>2020-04-24T02:30:35.595468841</dc:date>
    <meta:editing-duration>PT38M23S</meta:editing-duration>
    <meta:editing-cycles>6</meta:editing-cycles>
    <meta:generator>LibreOffice/6.0.7.3$Linux_X86_64 LibreOffice_project/00m0$Build-3</meta:generator>
    <meta:document-statistic meta:table-count="1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7.36cm" svg:y="0.316cm" chart:style-name="ch2">
          <text:p>Time </text:p>
        </chart:title>
        <chart:legend chart:legend-position="end" svg:x="13.041cm" svg:y="3.705cm" style:legend-expansion="high" chart:style-name="ch3"/>
        <chart:plot-area chart:style-name="ch4" table:cell-range-address="Sheet1.A1:Sheet1.C5 Sheet1.B2:Sheet1.E2" chart:data-source-has-labels="both" svg:x="1.33cm" svg:y="1.275cm" svg:width="11.392cm" svg:height="6.569cm">
          <chartooo:coordinate-region svg:x="1.951cm" svg:y="1.474cm" svg:width="10.677cm" svg:height="5.723cm"/>
          <chart:axis chart:dimension="x" chart:name="primary-x" chart:style-name="ch5" chartooo:axis-type="auto">
            <chartooo:date-scale/>
            <chart:title svg:x="6.532cm" svg:y="8.024cm" chart:style-name="ch6">
              <text:p>Cores</text:p>
            </chart:title>
            <chart:categories table:cell-range-address="Sheet1.A2:Sheet1.A5"/>
          </chart:axis>
          <chart:axis chart:dimension="y" chart:name="primary-y" chart:style-name="ch5">
            <chart:title svg:x="0.451cm" svg:y="5.159cm" chart:style-name="ch7">
              <text:p>Time(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B2:Sheet1.E2" loext:label-string="serial" chart:class="chart:line">
            <chart:data-point chart:repeated="4"/>
          </chart:series>
          <chart:series chart:style-name="ch11" chart:values-cell-range-address="Sheet1.C2:Sheet1.C5" chart:label-cell-address="Sheet1.C1:Sheet1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arallel</text:p>
                <draw:g>
                  <svg:desc>Sheet1.B1:Sheet1.B1</svg:desc>
                </draw:g>
              </table:table-cell>
              <table:table-cell office:value-type="string">
                <text:p>serial</text:p>
              </table:table-cell>
              <table:table-cell office:value-type="string">
                <text:p>concurre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53.014">
                <text:p>53.014</text:p>
                <draw:g>
                  <svg:desc>Sheet1.B2:Sheet1.B5</svg:desc>
                </draw:g>
              </table:table-cell>
              <table:table-cell office:value-type="float" office:value="53.014">
                <text:p>53.014</text:p>
                <draw:g>
                  <svg:desc>Sheet1.B2:Sheet1.E2</svg:desc>
                </draw:g>
              </table:table-cell>
              <table:table-cell office:value-type="float" office:value="53.014">
                <text:p>53.014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.008">
                <text:p>28.008</text:p>
              </table:table-cell>
              <table:table-cell office:value-type="float" office:value="53.014">
                <text:p>53.014</text:p>
              </table:table-cell>
              <table:table-cell office:value-type="float" office:value="28.779">
                <text:p>28.7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925">
                <text:p>22.925</text:p>
              </table:table-cell>
              <table:table-cell office:value-type="float" office:value="53.014">
                <text:p>53.014</text:p>
              </table:table-cell>
              <table:table-cell office:value-type="float" office:value="23.613">
                <text:p>23.6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987">
                <text:p>20.987</text:p>
              </table:table-cell>
              <table:table-cell office:value-type="float" office:value="53.014">
                <text:p>53.014</text:p>
              </table:table-cell>
              <table:table-cell office:value-type="float" office:value="23.203">
                <text:p>23.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legend chart:legend-position="end" svg:x="13.042cm" svg:y="3.703cm" style:legend-expansion="high" chart:style-name="ch3"/>
        <chart:plot-area chart:style-name="ch4" table:cell-range-address="Sheet1.A7:Sheet1.D10" chart:data-source-has-labels="both" svg:x="1.331cm" svg:y="1.275cm" svg:width="11.391cm" svg:height="6.564cm">
          <chartooo:coordinate-region svg:x="2.058cm" svg:y="1.474cm" svg:width="10.57cm" svg:height="5.718cm"/>
          <chart:axis chart:dimension="x" chart:name="primary-x" chart:style-name="ch5" chartooo:axis-type="auto">
            <chartooo:date-scale/>
            <chart:title svg:x="6.532cm" svg:y="8.019cm" chart:style-name="ch6">
              <text:p>Cores</text:p>
            </chart:title>
            <chart:categories table:cell-range-address="Sheet1.A7:Sheet1.A10"/>
          </chart:axis>
          <chart:axis chart:dimension="y" chart:name="primary-y" chart:style-name="ch5">
            <chart:title svg:x="0.451cm" svg:y="5.858cm" chart:style-name="ch7">
              <text:p>Speedup (Ts\ Tp)</text:p>
            </chart:title>
            <chart:grid chart:style-name="ch8" chart:class="major"/>
          </chart:axis>
          <chart:series chart:style-name="ch9" chart:values-cell-range-address="Sheet1.B7:Sheet1.B10" loext:label-string="parallell" chart:class="chart:line">
            <chart:data-point chart:repeated="4"/>
          </chart:series>
          <chart:series chart:style-name="ch10" chart:values-cell-range-address="Sheet1.C7:Sheet1.C10" loext:label-string="concurrent" chart:class="chart:line">
            <chart:data-point chart:repeated="4"/>
          </chart:series>
          <chart:series chart:style-name="ch11" chart:values-cell-range-address="Sheet1.D7:Sheet1.D10" loext:label-string="linear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l</text:p>
              </table:table-cell>
              <table:table-cell office:value-type="string">
                <text:p>concurrent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7:Sheet1.A10</svg:desc>
                </draw:g>
              </table:table-cell>
              <table:table-cell office:value-type="float" office:value="1">
                <text:p>1</text:p>
                <draw:g>
                  <svg:desc>Sheet1.B7:Sheet1.B10</svg:desc>
                </draw:g>
              </table:table-cell>
              <table:table-cell office:value-type="float" office:value="1">
                <text:p>1</text:p>
                <draw:g>
                  <svg:desc>Sheet1.C7:Sheet1.C10</svg:desc>
                </draw:g>
              </table:table-cell>
              <table:table-cell office:value-type="float" office:value="1">
                <text:p>1</text:p>
                <draw:g>
                  <svg:desc>Sheet1.D7:Sheet1.D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9281633818909">
                <text:p>1.89281633818909</text:p>
              </table:table-cell>
              <table:table-cell office:value-type="float" office:value="1.84210709197679">
                <text:p>1.842107091976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1249727371865">
                <text:p>2.31249727371865</text:p>
              </table:table-cell>
              <table:table-cell office:value-type="float" office:value="2.24511921399229">
                <text:p>2.24511921399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2603992948015">
                <text:p>2.52603992948015</text:p>
              </table:table-cell>
              <table:table-cell office:value-type="float" office:value="2.28479075981554">
                <text:p>2.2847907598155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